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ee30" officeooo:paragraph-rsid="0010ee30" style:font-size-asian="18pt" style:font-size-complex="18pt"/>
    </style:style>
    <style:style style:name="P2" style:family="paragraph" style:parent-style-name="Standard">
      <style:text-properties fo:font-size="18pt" officeooo:rsid="0013c596" officeooo:paragraph-rsid="0013c596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it</text:p>
      <text:p text:style-name="P1"/>
      <text:p text:style-name="P2">2<text:span text:style-name="T1">nd</text:span> hello git 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38:56.558409994</meta:creation-date>
    <dc:date>2020-10-17T13:21:16.498631939</dc:date>
    <meta:editing-duration>PT1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26" meta:non-whitespace-character-count="22"/>
  </office:meta>
</office:document-meta>
</file>